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709319" draw:fill="solid" draw:fill-color="#98c723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a5582c" draw:fill="solid" draw:fill-color="#e0773c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d9aa00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pr1" style:family="presentation" style:parent-style-name="白紙-notes">
      <style:graphic-properties draw:fill-color="#ffffff" fo:min-height="12.573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color="#ffffff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白紙">
        <draw:custom-shape draw:name="正方形/長方形 1" draw:style-name="gr1" draw:text-style-name="P2" draw:layer="layout" svg:width="18.001cm" svg:height="6.2cm" svg:x="3.399cm" svg:y="0.924cm">
          <text:p text:style-name="P1"><text:span text:style-name="T1">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2" draw:style-name="gr2" draw:text-style-name="P2" draw:layer="layout" svg:width="14.601cm" svg:height="1.999cm" svg:x="4.899cm" svg:y="2.124cm">
          <text:p text:style-name="P1"><text:span text:style-name="T2">Apach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3" draw:style-name="gr3" draw:text-style-name="P2" draw:layer="layout" svg:width="11.3cm" svg:height="1.199cm" svg:x="7.499cm" svg:y="2.524cm">
          <text:p text:style-name="P3"><text:span text:style-name="T1">Phusion Passen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4" draw:style-name="gr2" draw:text-style-name="P2" draw:layer="layout" svg:width="14.601cm" svg:height="1.999cm" svg:x="4.899cm" svg:y="4.724cm">
          <text:p text:style-name="P1"><text:span text:style-name="T3">S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5" draw:style-name="gr1" draw:text-style-name="P2" draw:layer="layout" svg:width="18.001cm" svg:height="9cm" svg:x="3.499cm" svg:y="8.925cm">
          <text:p text:style-name="P1"><text:span text:style-name="T1">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7" draw:style-name="gr2" draw:text-style-name="P2" draw:layer="layout" svg:width="14.601cm" svg:height="4.8cm" svg:x="5.099cm" svg:y="12.525cm">
          <text:p text:style-name="P1"><text:span text:style-name="T3">Ruby</text:span><text:span text:style-name="T3"><text:line-break/></text:span><text:span text:style-name="T3">(RV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8" draw:style-name="gr3" draw:text-style-name="P2" draw:layer="layout" svg:width="11.3cm" svg:height="1.199cm" svg:x="7.599cm" svg:y="12.925cm">
          <text:p text:style-name="P3"><text:span text:style-name="T1">Capistra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0" draw:style-name="gr3" draw:text-style-name="P2" draw:layer="layout" svg:width="11.191cm" svg:height="1.099cm" svg:x="7.508cm" svg:y="5.225cm">
          <text:p text:style-name="P3"><text:span text:style-name="T1">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1" draw:style-name="gr3" draw:text-style-name="P2" draw:layer="layout" svg:width="11.3cm" svg:height="1.199cm" svg:x="7.599cm" svg:y="14.326cm">
          <text:p text:style-name="P3"><text:span text:style-name="T1">Ruby on Ra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2" draw:style-name="gr2" draw:text-style-name="P2" draw:layer="layout" svg:width="14.601cm" svg:height="1.999cm" svg:x="5.099cm" svg:y="10.125cm">
          <text:p text:style-name="P1"><text:span text:style-name="T3">SS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3" draw:style-name="gr3" draw:text-style-name="P2" draw:layer="layout" svg:width="11.191cm" svg:height="1.099cm" svg:x="7.708cm" svg:y="10.625cm">
          <text:p text:style-name="P3"><text:span text:style-name="T1">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4" draw:style-name="gr3" draw:text-style-name="P2" draw:layer="layout" svg:width="3.299cm" svg:height="1.199cm" svg:x="7.599cm" svg:y="15.726cm">
          <text:p text:style-name="P3"><text:span text:style-name="T1">RSpe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5" draw:style-name="gr3" draw:text-style-name="P2" draw:layer="layout" svg:width="4.204cm" svg:height="1.199cm" svg:x="11.1cm" svg:y="15.726cm">
          <text:p text:style-name="P3"><text:span text:style-name="T1">J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正方形/長方形 16" draw:style-name="gr3" draw:text-style-name="P4" draw:layer="layout" svg:width="3.404cm" svg:height="1.199cm" svg:x="15.5cm" svg:y="15.726cm">
          <text:p text:style-name="P3"><text:span text:style-name="T4">ERB/S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5" draw:layer="layout" svg:width="9.906cm" svg:height="2.09cm" draw:transform="rotate (-1.5707963267949) translate (18.542cm 3.302cm)">
          <text:p text:style-name="P5"><text:span text:style-name="T5">Deploy</text:span></text:p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axial" draw:start-color="#ffdeac" draw:end-color="#fff6e8" draw:start-intensity="100%" draw:end-intensity="100%" draw:angle="1800" draw:border="0%"/>
    <draw:gradient draw:name="Gradient_20_8" draw:display-name="Gradient 8" draw:style="axial" draw:start-color="#378c95" draw:end-color="#46b8c4" draw:start-intensity="100%" draw:end-intensity="100%" draw:angle="1800" draw:border="0%"/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A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004a4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白紙-background" style:family="presentation">
      <style:graphic-properties draw:stroke="none" draw:fill="solid" draw:fill-color="#ffffff"/>
      <style:text-properties style:letter-kerning="true"/>
    </style:style>
    <style:style style:name="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白紙-outline1" style:family="presentation">
      <style:graphic-properties draw:stroke="none" draw:fill="none" draw:auto-grow-height="false" draw:fit-to-size="shrink-to-fit">
        <text:list-style style:name="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Calibri" fo:font-size="32pt" fo:letter-spacing="normal" fo:language="ja" fo:country="JP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language-asian="ja" style:country-asian="JP" style:font-style-asian="normal" style:font-weight-asian="normal" style:font-family-complex="'Lohit Hind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白紙-outline2" style:family="presentation" style:parent-style-name="白紙-outline1">
      <style:paragraph-properties fo:margin-top="0cm" fo:margin-bottom="0.4cm" fo:line-height="100%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白紙-outline3" style:family="presentation" style:parent-style-name="白紙-outline2">
      <style:paragraph-properties fo:margin-top="0cm" fo:margin-bottom="0.3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白紙-outline4" style:family="presentation" style:parent-style-name="白紙-outline3">
      <style:paragraph-properties fo:margin-top="0cm" fo:margin-bottom="0.2cm" fo:line-height="100%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白紙-outline5" style:family="presentation" style:parent-style-name="白紙-outline4">
      <style:paragraph-properties fo:margin-top="0cm" fo:margin-bottom="0.1cm"/>
      <style:text-properties fo:font-size="20pt" style:font-size-asian="20pt" style:font-size-complex="20pt"/>
    </style:style>
    <style:style style:name="白紙-outline6" style:family="presentation" style:parent-style-name="白紙-outline5">
      <style:paragraph-properties fo:margin-top="0cm" fo:margin-bottom="0.1cm"/>
      <style:text-properties fo:font-size="20pt" style:font-size-asian="20pt" style:font-size-complex="20pt"/>
    </style:style>
    <style:style style:name="白紙-outline7" style:family="presentation" style:parent-style-name="白紙-outline6">
      <style:paragraph-properties fo:margin-top="0cm" fo:margin-bottom="0.1cm"/>
      <style:text-properties fo:font-size="20pt" style:font-size-asian="20pt" style:font-size-complex="20pt"/>
    </style:style>
    <style:style style:name="白紙-outline8" style:family="presentation" style:parent-style-name="白紙-outline7">
      <style:paragraph-properties fo:margin-top="0cm" fo:margin-bottom="0.1cm"/>
      <style:text-properties fo:font-size="20pt" style:font-size-asian="20pt" style:font-size-complex="20pt"/>
    </style:style>
    <style:style style:name="白紙-outline9" style:family="presentation" style:parent-style-name="白紙-outline8">
      <style:paragraph-properties fo:margin-top="0cm" fo:margin-bottom="0.1cm"/>
      <style:text-properties fo:font-size="20pt" style:font-size-asian="20pt" style:font-size-complex="20pt"/>
    </style:style>
    <style:style style:name="白紙-subtitle" style:family="presentation">
      <style:graphic-properties draw:stroke="none" draw:fill="none" draw:textarea-vertical-align="middle">
        <text:list-style style:name="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白紙-title" style:family="presentation">
      <style:graphic-properties draw:stroke="none" draw:fill="none" draw:textarea-vertical-align="middle">
        <text:list-style style:name="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8pt" fo:letter-spacing="normal" fo:language="ja" fo:country="JP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language-asian="ja" style:country-asian="JP" style:font-style-asian="normal" style:font-weight-asian="normal" style:font-family-complex="'Lohit Hind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白紙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白紙-backgroundobjects">
      <style:graphic-properties draw:stroke="none" draw:fill="none" draw:fill-color="#ffffff" draw:auto-grow-height="false" fo:min-height="1.397cm"/>
    </style:style>
    <style:style style:name="Mpr3" style:family="presentation" style:parent-style-name="白紙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白紙" style:page-layout-name="PM1" draw:style-name="Mdp1">
      <draw:frame draw:name="日付プレースホルダ 1" presentation:style-name="Mpr1" draw:text-style-name="MP4" draw:layer="backgroundobjects" svg:width="0cm" svg:height="0cm" svg:x="0cm" svg:y="0cm" presentation:class="date-time">
        <draw:text-box>
          <text:p text:style-name="MP3"><text:span text:style-name="MT1"><text:date style:data-style-name="D1" text:date-value="2012-12-23">12-12-23</text:date></text:span></text:p>
        </draw:text-box>
      </draw:frame>
      <draw:frame draw:name="フッター プレースホルダ 2" presentation:style-name="Mpr1" draw:text-style-name="MP4" draw:layer="backgroundobjects" svg:width="0cm" svg:height="0cm" svg:x="0cm" svg:y="0cm" presentation:class="footer">
        <draw:text-box>
          <text:p/>
        </draw:text-box>
      </draw:frame>
      <draw:frame draw:name="スライド番号プレースホルダ 3" presentation:style-name="Mpr1" draw:text-style-name="MP4" draw:layer="backgroundobjects" svg:width="0cm" svg:height="0cm" svg:x="0cm" svg:y="0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白紙-title" draw:layer="backgroundobjects" svg:width="22.859cm" svg:height="3.18cm" svg:x="1.27cm" svg:y="0.76cm" presentation:class="title" presentation:placeholder="true">
        <draw:text-box/>
      </draw:frame>
      <draw:frame presentation:style-name="白紙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白紙-title" draw:layer="backgroundobjects" svg:width="13.968cm" svg:height="10.476cm" svg:x="3.81cm" svg:y="2.123cm" presentation:class="page"/>
        <draw:frame presentation:style-name="白紙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2-23T15:56:42</dc:date>
    <dc:creator>Yoshihide Chubachi</dc:creator>
    <meta:generator>LibreOffice/3.6$Linux_X86_64 LibreOffice_project/360m1$Build-2</meta:generator>
    <meta:editing-duration>P0D</meta:editing-duration>
    <meta:editing-cycles>1</meta:editing-cycles>
    <meta:document-statistic meta:object-count="38"/>
  </office:meta>
</office:document-meta>
</file>